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9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2.869cm" svg:x="1.524cm" svg:y="0.762cm">
          <draw:text-box>
            <text:p text:style-name="P1"><text:span text:style-name="T1">Holy Gospel</text:span></text:p>
            <text:p text:style-name="P1"><text:span text:style-name="T2">Matthew 25:31–4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4.638cm" svg:height="4.76cm" svg:x="1.666cm" svg:y="0.762cm">
          <draw:text-box>
            <text:p text:style-name="P4"><text:span text:style-name="T3">31</text:span><text:span text:style-name="T4">[Jesus said:] “When the Son of Man comes in his glory, and all the angels with him, then he will sit on his glorious thr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5" draw:layer="layout" svg:width="25.146cm" svg:height="7.766cm" svg:x="1.363cm" svg:y="0.832cm">
          <draw:text-box>
            <text:p text:style-name="P4"><text:span text:style-name="T5">32</text:span><text:span text:style-name="T6">Before him will be gathered all the nations, and he will separate people one from another as a shepherd separates the sheep from the goats. </text:span><text:span text:style-name="T5">33</text:span><text:span text:style-name="T6">And he will place the sheep on his right, but the goats on the lef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5" draw:text-style-name="P5" draw:layer="layout" svg:width="24.638cm" svg:height="6.263cm" svg:x="1.778cm" svg:y="0.849cm">
          <draw:text-box>
            <text:p text:style-name="P4"><text:span text:style-name="T5">34</text:span><text:span text:style-name="T6">Then the King will say to those on his right, ‘Come, you who are blessed by my Father, inherit the kingdom prepared for you from the foundation of the world.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4" draw:text-style-name="P5" draw:layer="layout" svg:width="24.638cm" svg:height="7.766cm" svg:x="1.524cm" svg:y="0.762cm">
          <draw:text-box>
            <text:p text:style-name="P4"><text:span text:style-name="T5">35</text:span><text:span text:style-name="T6">For I was hungry and you gave me food, I was thirsty and you gave me drink, I was a stranger and you welcomed me, </text:span><text:span text:style-name="T5">36</text:span><text:span text:style-name="T6">I was naked and you clothed me, I was sick and you visited me, I was in prison and you came to me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6" draw:text-style-name="P6" draw:layer="layout" svg:width="24.892cm" svg:height="5.425cm" svg:x="1.481cm" svg:y="0.925cm">
          <draw:text-box>
            <text:p text:style-name="P4"><text:span text:style-name="T5">37</text:span><text:span text:style-name="T6">Then the righteous will answer him, saying, ‘Lord, when did we see you hungry and feed you, or thirsty and give you drink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7" draw:text-style-name="P6" draw:layer="layout" svg:width="24.173cm" svg:height="3.647cm" svg:x="1.735cm" svg:y="0.925cm">
          <draw:text-box>
            <text:p text:style-name="P4"><text:span text:style-name="T5">38</text:span><text:span text:style-name="T6">And when did we see you a stranger and welcome you, or naked and clothe you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>
        <draw:frame draw:style-name="gr4" draw:text-style-name="P5" draw:layer="layout" svg:width="24.384cm" svg:height="7.766cm" svg:x="1.778cm" svg:y="0.87cm">
          <draw:text-box>
            <text:p text:style-name="P4"><text:span text:style-name="T5">39</text:span><text:span text:style-name="T6">And when did we see you sick or in prison and visit you?’ </text:span><text:span text:style-name="T5">40</text:span><text:span text:style-name="T6">And the King will answer them, ‘Truly, I say to you, as you did it to one of the least of these my brothers, you did it to me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>
        <draw:frame draw:style-name="gr8" draw:text-style-name="P5" draw:layer="layout" svg:width="24.892cm" svg:height="4.972cm" svg:x="1.524cm" svg:y="0.87cm">
          <draw:text-box>
            <text:p text:style-name="P4"><text:span text:style-name="T5">41</text:span><text:span text:style-name="T6">“Then he will say to those on his left, ‘Depart from me, you cursed, into the eternal fire prepared for the devil and his ange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>
        <draw:frame draw:style-name="gr4" draw:text-style-name="P5" draw:layer="layout" svg:width="24.638cm" svg:height="7.766cm" svg:x="1.778cm" svg:y="1.016cm">
          <draw:text-box>
            <text:p text:style-name="P4"><text:span text:style-name="T5">42</text:span><text:span text:style-name="T6">For I was hungry and you gave me no food, I was thirsty and you gave me no drink, </text:span><text:span text:style-name="T5">43</text:span><text:span text:style-name="T6">I was a stranger and you did not welcome me, naked and you did not clothe me, sick and in prison and you did not visit me.’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>
        <draw:frame draw:style-name="gr5" draw:text-style-name="P5" draw:layer="layout" svg:width="25.146cm" svg:height="6.263cm" svg:x="1.27cm" svg:y="0.849cm">
          <draw:text-box>
            <text:p text:style-name="P4"><text:span text:style-name="T5">44</text:span><text:span text:style-name="T6">Then they also will answer, saying, ‘Lord, when did we see you hungry or thirsty or a stranger or naked or sick or in prison, and did not minister to you?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>
        <draw:frame draw:style-name="gr9" draw:text-style-name="P7" draw:layer="layout" svg:width="24.892cm" svg:height="7.874cm" svg:x="1.524cm" svg:y="0.762cm">
          <draw:text-box>
            <text:p text:style-name="P4"><text:span text:style-name="T5">45</text:span><text:span text:style-name="T6">Then he will answer them, saying, ‘Truly, I say to you, as you did not do it to one of the least of these, you did not do it to me.’ </text:span><text:span text:style-name="T5">46</text:span><text:span text:style-name="T6">And these will go away into eternal punishment, but the righteous into eternal lif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0:53:47.133000000</meta:creation-date>
    <dc:title>Hymn template</dc:title>
    <meta:editing-duration>PT14M56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22T12:43:03.418000000</dc:date>
    <meta:document-statistic meta:object-count="57"/>
    <meta:template xlink:type="simple" xlink:actuate="onRequest" xlink:title="Hymn template" xlink:href="../../AppData/Roaming/LibreOffice/4/user/template/Worship%20Templsates/Hymn%20template.otp" meta:date="2014-11-22T10:53:46.837000000"/>
  </office:meta>
</office:document-meta>
</file>